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GroupBuild Resources Page: Feature Proposal &amp; Implementation Plan</text:h>
      <text:h text:outline-level="2">1. Objective</text:h>
      <text:p>"Resources" system, features:

- Modular, resilient, web-parsing and user-extendable, likely leveraging APIs and third-party solutions
- Censorship-resilient access to a public backup library for assets that disrupt anti-democratic regimes (e.g. ethical AIs, editable prompt libraries, a Free World Constitution, advocacy videos, lists of democracy-support sites, security tools, and inspiring historical materials like "The Tank Man")
- Knowledge sharing via editable asset-generation AI prompts and civic action templates, but the library only contains assets useful to grassroots democratic advocacy, such as:
  - Updated Constitution Proposals
  - Protesting legalities
  - Online identity protection tools (e.g. VPN providers)
  - Tools/assets for strategy refinement, political and group policy evolution, group promotion/onboarding, and decentralized publishing
- User-uploaded assets are:
  - Summarized, categorized, anonymized, RepTagged
  - Commented upon by BeAxa to solicit further discussion
  - Root version is forked if updated by users
  - Source credibility left open for public research via Google or other methods

Accessible to all, with more advanced functionality for registered/AnonID users.</text:p>
      <text:h text:outline-level="2">2. Core Features Overview</text:h>
      <text:p>See original document for detailed table of features.</text:p>
      <text:h text:outline-level="2">3. Available Technologies for Integration</text:h>
      <text:p>Includes: Promptaa, PromptSource, IPFS, Arweave, Freenet, LangChain, and others.</text:p>
      <text:h text:outline-level="2">4. Implementation Phases</text:h>
      <text:p>Phase 1–3 cover MVP, core feature integration, and enhancement &amp; resilience.</text:p>
      <text:h text:outline-level="2">5. Recommendations</text:h>
      <text:p>Use Promptaa, IPFS, and Arweave; focus on UX clarity; implement RepMod logic.</text:p>
      <text:h text:outline-level="2">6. Placeholder: Resources Page Wireframe</text:h>
      <text:p>┌────────────────────────────────────────────────────────┐
│ 📚  Explore the Tools That Build Democracy             [🔍 Search] │
├────────────────────────────────────────────────────────┤
│ 🧠  Prompt Library        🗂️  Archive of Banned Docs         │
│ 📄  Action Templates      🧰  Learn &amp; Moderate                │
│ 🧪  Strategy Simulator    📬  Submit a Tip (Ghost Upload)     │
└────────────────────────────────────────────────────────┘</text:p>
      <text:p>- Hover = explain each section
- All content previewable without login
- Save/Customize requires AnonID or registered account</text:p>
      <text:h text:outline-level="2">7. Future Extensions</text:h>
      <text:p>Collaborative moderation, usage heatmaps, peer-vetted templates, offline bundles.</text:p>
      <text:p>Prepared for internal dev team &amp; potential integration partners. Version 1.0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